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rsid="000112ab" officeooo:paragraph-rsid="000112ab"/>
    </style:style>
    <style:style style:name="P7" style:family="paragraph" style:parent-style-name="Standard">
      <style:text-properties officeooo:rsid="000843a2" officeooo:paragraph-rsid="000843a2"/>
    </style:style>
    <style:style style:name="P8" style:family="paragraph" style:parent-style-name="Standard">
      <style:text-properties officeooo:rsid="0004df20" officeooo:paragraph-rsid="0004df20"/>
    </style:style>
    <style:style style:name="P9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11" style:family="paragraph" style:parent-style-name="Standard">
      <style:text-properties officeooo:paragraph-rsid="000ddbc7"/>
    </style:style>
    <style:style style:name="P12" style:family="paragraph" style:parent-style-name="Standard">
      <style:text-properties officeooo:rsid="000ddbc7" officeooo:paragraph-rsid="000ddbc7"/>
    </style:style>
    <style:style style:name="P13" style:family="paragraph" style:parent-style-name="Standard">
      <style:text-properties officeooo:rsid="000ddbc7" officeooo:paragraph-rsid="000f0a5a"/>
    </style:style>
    <style:style style:name="P14" style:family="paragraph" style:parent-style-name="Standard">
      <style:paragraph-properties fo:break-before="page"/>
      <style:text-properties officeooo:rsid="0004df20" officeooo:paragraph-rsid="0004df20"/>
    </style:style>
    <style:style style:name="P1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style:text-underline-style="none" fo:font-weight="normal" officeooo:rsid="000ddbc7" style:font-weight-asian="normal" style:font-weight-complex="normal"/>
    </style:style>
    <style:style style:name="T4" style:family="text">
      <style:text-properties officeooo:rsid="000cb6b2"/>
    </style:style>
    <style:style style:name="T5" style:family="text">
      <style:text-properties officeooo:rsid="000ddbc7"/>
    </style:style>
    <style:style style:name="T6" style:family="text">
      <style:text-properties officeooo:rsid="000f0a5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f0a5a"/>
    </style:style>
    <style:style style:name="T9" style:family="text">
      <style:text-properties style:text-underline-style="solid" style:text-underline-width="auto" style:text-underline-color="font-color" officeooo:rsid="000ddb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PCB11000_CP2102</text:p>
      <text:p text:style-name="P6"/>
      <text:p text:style-name="P6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t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8">D</text:p>
      <text:p text:style-name="P14"/>
      <text:p text:style-name="P15">Bug reports</text:p>
      <text:p text:style-name="P9"/>
      <text:p text:style-name="P9"/>
      <text:p text:style-name="P9"><text:span text:style-name="T6">1<text:tab/></text:span><text:span text:style-name="T7">See subroutine “ send_int_num()”</text:span> in </text:p>
      <text:p text:style-name="P9">UNO_template_V2\Resources_Template_V2\One_wire_transactions</text:p>
      <text:p text:style-name="P9"/>
      <text:p text:style-name="P9">void send_int_num(long num){</text:p>
      <text:p text:style-name="P9">One_wire_Tx_char = 'C'; <text:tab/><text:tab/> </text:p>
      <text:p text:style-name="P9">UART_Tx_1_wire();</text:p>
      <text:p text:style-name="P9">for(int m = 0; m &lt;= 3; m++){</text:p>
      <text:p text:style-name="P9">One_wire_Tx_char = Long_Num_to_UNO &gt;&gt; (8 * (3 - m)); </text:p>
      <text:p text:style-name="P10">UART_Tx_1_wire();}}</text:p>
      <text:p text:style-name="P10"/>
      <text:p text:style-name="P10"><text:span text:style-name="T4">This should be</text:span></text:p>
      <text:p text:style-name="P10">void send_int_num(long num){</text:p>
      <text:p text:style-name="P10">One_wire_Tx_char = 'C'; </text:p>
      <text:p text:style-name="P10">UART_Tx_1_wire();</text:p>
      <text:p text:style-name="P10">for(int m = 0; m &lt;= 3; m++){</text:p>
      <text:p text:style-name="P10">One_wire_Tx_char = num &gt;&gt; (8 * (3 - m));</text:p>
      <text:p text:style-name="P10">UART_Tx_1_wire();}}<text:tab/><text:tab/><text:tab/><text:tab/></text:p>
      <text:p text:style-name="P10"/>
      <text:p text:style-name="P10"/>
      <text:p text:style-name="P10"/>
      <text:p text:style-name="P10"><text:span text:style-name="T6">2<text:tab/></text:span><text:span text:style-name="T7">UNO_ARV_Programmer</text:span><text:span text:style-name="T9">\</text:span><text:span text:style-name="T7">UNO_AVR_programmer_intro.</text:span><text:span text:style-name="T9">pdf</text:span></text:p>
      <text:p text:style-name="P10"/>
      <text:p text:style-name="P11"><text:span text:style-name="T3">See section </text:span></text:p>
      <text:p text:style-name="P11">UNO_AVR_ programmer Hard Ware:</text:p>
      <text:p text:style-name="P12">UNO <text:span text:style-name="T6">T</text:span>x pin should be connected to Atmega168 pin 3 (USART TXD) and </text:p>
      <text:p text:style-name="P13">UNO <text:span text:style-name="T6">R</text:span>x pin should be connected to Atmega168 pin <text:span text:style-name="T6">2</text:span> (USART <text:span text:style-name="T6">R</text:span>X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09-25T21:09:57.060000000</dc:date>
    <meta:editing-duration>PT10M35S</meta:editing-duration>
    <meta:editing-cycles>5</meta:editing-cycles>
    <meta:generator>LibreOffice/6.2.8.2$Windows_X86_64 LibreOffice_project/f82ddfca21ebc1e222a662a32b25c0c9d20169ee</meta:generator>
    <meta:document-statistic meta:table-count="1" meta:image-count="0" meta:object-count="0" meta:page-count="3" meta:paragraph-count="105" meta:word-count="203" meta:character-count="992" meta:non-whitespace-character-count="880"/>
  </office:meta>
</office:document-meta>
</file>